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bf4" officeooo:paragraph-rsid="0001dbf4"/>
    </style:style>
    <style:style style:name="P2" style:family="paragraph" style:parent-style-name="Standard">
      <style:text-properties officeooo:paragraph-rsid="0001dbf4"/>
    </style:style>
    <style:style style:name="P3" style:family="paragraph" style:parent-style-name="Standard">
      <style:text-properties officeooo:rsid="0010dead" officeooo:paragraph-rsid="00039403"/>
    </style:style>
    <style:style style:name="P4" style:family="paragraph" style:parent-style-name="Standard">
      <style:text-properties officeooo:rsid="00039403" officeooo:paragraph-rsid="00039403"/>
    </style:style>
    <style:style style:name="P5" style:family="paragraph" style:parent-style-name="Standard">
      <style:text-properties fo:font-style="italic" officeooo:rsid="00039403" officeooo:paragraph-rsid="00039403" style:font-style-asian="italic" style:font-style-complex="italic"/>
    </style:style>
    <style:style style:name="P6" style:family="paragraph" style:parent-style-name="Standard">
      <style:text-properties fo:font-style="italic" officeooo:rsid="00039403" officeooo:paragraph-rsid="00039403" fo:background-color="#fff200" style:font-style-asian="italic" style:font-style-complex="italic"/>
    </style:style>
    <style:style style:name="P7" style:family="paragraph" style:parent-style-name="Standard">
      <style:text-properties fo:font-style="normal" officeooo:rsid="00039403" officeooo:paragraph-rsid="00039403" style:font-style-asian="normal" style:font-style-complex="normal"/>
    </style:style>
    <style:style style:name="P8" style:family="paragraph" style:parent-style-name="Standard">
      <style:text-properties officeooo:rsid="0010dead" officeooo:paragraph-rsid="0001dbf4"/>
    </style:style>
    <style:style style:name="P9" style:family="paragraph" style:parent-style-name="Standard">
      <style:text-properties officeooo:rsid="0010dead" officeooo:paragraph-rsid="0007c74b"/>
    </style:style>
    <style:style style:name="T1" style:family="text">
      <style:text-properties officeooo:rsid="0001dbf4"/>
    </style:style>
    <style:style style:name="T2" style:family="text">
      <style:text-properties officeooo:rsid="00039403"/>
    </style:style>
    <style:style style:name="T3" style:family="text">
      <style:text-properties officeooo:rsid="0013871c"/>
    </style:style>
    <style:style style:name="T4" style:family="text">
      <style:text-properties officeooo:rsid="00143042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56d32"/>
    </style:style>
    <style:style style:name="T7" style:family="text">
      <style:text-properties fo:font-style="italic" officeooo:rsid="00056d3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ải solr và cài đặt (bản t tải là 8.0.0) <text:span text:style-name="T2">(xem hướng dẫ trên mạng)</text:span></text:p>
      <text:p text:style-name="P1">2. Chạy solr:</text:p>
      <text:p text:style-name="P1">- Vào thư mục solr 8.0.0, mở terminal:</text:p>
      <text:p text:style-name="P1"><text:tab/>bin/solr start</text:p>
      <text:p text:style-name="P2"><text:span text:style-name="T1">Xem GUI: vào link </text:span><text:a xlink:type="simple" xlink:href="http://localhost:8983/solr/" text:style-name="Internet_20_link" text:visited-style-name="Visited_20_Internet_20_Link">http://localhost:8983/solr/</text:a></text:p>
      <text:p text:style-name="P1">3. Thêm core vnexpress:</text:p>
      <text:p text:style-name="P8"><text:tab/>bin/solr create -c <text:s/>vnexpress</text:p>
      <text:p text:style-name="P3">4. Thêm dữ liệu vào core:</text:p>
      <text:p text:style-name="P3">- <text:span text:style-name="T4">Tải file vnexpress.json về, lưu vào solr8.0.0/</text:span>example/exampledocs/<text:span text:style-name="T3">vnexpress.json (lưu đâu cũng được nhưng phải chỉ ra được đường dẫn tới file)</text:span></text:p>
      <text:p text:style-name="P9">bin/post -c vnexpress example/exampledocs/<text:span text:style-name="T3">vnexpress.json</text:span></text:p>
      <text:p text:style-name="P4">5. Cấu hình:</text:p>
      <text:p text:style-name="P4">- Vào solr 8.0.0/server/solr/vnexpress/conf/manage-schema, tìm đoạn dưới <text:span text:style-name="T6">và thêm thuộc tính </text:span><text:span text:style-name="T7">multiValued = true</text:span><text:span text:style-name="T6"> ở các dòng màu vàng</text:span></text:p>
      <text:p text:style-name="P5">&lt;field name="_nest_path_" type="_nest_path_"/&gt;</text:p>
      <text:p text:style-name="P5"><text:s text:c="2"/>&lt;field name="_root_" type="string" docValues="false" indexed="true" stored="false"/&gt;</text:p>
      <text:p text:style-name="P5"><text:s text:c="2"/>&lt;field name="_text_" type="text_general" multiValued="true" indexed="true" stored="false"/&gt;</text:p>
      <text:p text:style-name="P5"><text:s text:c="2"/>&lt;field name="_version_" type="plong" indexed="false" stored="false"/&gt;</text:p>
      <text:p text:style-name="P5"><text:s text:c="2"/><text:span text:style-name="T5">&lt;field name="body" type="text_general" multiValued="true"/&gt;</text:span></text:p>
      <text:p text:style-name="P6"><text:s text:c="2"/>&lt;field name="category" type="text_general" multiValued="true"/&gt;</text:p>
      <text:p text:style-name="P5"><text:s text:c="2"/>&lt;field name="id" type="string" multiValued="false" indexed="true" required="true" stored="true"/&gt;</text:p>
      <text:p text:style-name="P5"><text:s text:c="2"/><text:span text:style-name="T5">&lt;field name="tags" type="text_general" multiValued="true"/&gt;</text:span></text:p>
      <text:p text:style-name="P5"><text:s text:c="2"/>&lt;field name="time_post" type="text_general" multiValued="false"/&gt;</text:p>
      <text:p text:style-name="P5"><text:s text:c="2"/>&lt;field name="title" type="text_general" multiValued="false"/&gt;</text:p>
      <text:p text:style-name="P5"><text:s text:c="2"/>&lt;field name="url" type="text_general" multiValued="false"/&gt;</text:p>
      <text:p text:style-name="P7">- <text:span text:style-name="T6">Thêm vào cuối file các dòng sau:</text:span></text:p>
      <text:p text:style-name="P5">&lt;field name="combinedSearch" type="text_general" indexed="true" stored="false" multiValued="true"/&gt;</text:p>
      <text:p text:style-name="P5"><text:s text:c="2"/>&lt;copyField source="category" dest="combinedSearch"/&gt;</text:p>
      <text:p text:style-name="P5"><text:s text:c="2"/>&lt;copyField source="body" dest="combinedSearch"/&gt;</text:p>
      <text:p text:style-name="P5"><text:s text:c="2"/>&lt;copyField source="title" dest="combinedSearch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1:13:54.976282906</meta:creation-date>
    <dc:date>2019-05-02T16:55:07.220304412</dc:date>
    <meta:editing-duration>PT2H16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69" meta:character-count="1660" meta:non-whitespace-character-count="1490"/>
  </office:meta>
</office:document-meta>
</file>